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paragraph-properties fo:text-align="center" style:justify-single-word="false"/>
      <style:text-properties fo:language="ru" fo:country="RU"/>
    </style:style>
    <style:style style:name="P3" style:family="paragraph" style:parent-style-name="Standard">
      <style:paragraph-properties fo:text-align="center" style:justify-single-word="false"/>
      <style:text-properties fo:language="ru" fo:country="RU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language="ru" fo:country="RU" fo:font-style="italic" style:font-style-asian="italic" style:font-style-complex="italic"/>
    </style:style>
    <style:style style:name="P5" style:family="paragraph" style:parent-style-name="Standard"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style:font-name="Times New Roman" fo:font-size="12pt" fo:language="ru" fo:country="RU" style:font-name-asian="Courier New" style:font-size-asian="12pt" style:font-name-complex="Courier New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2">Immancimech (</text:span><text:span text:style-name="T3">immortal ancient mechanism)</text:span></text:p>
      <text:p text:style-name="Standard"/>
      <text:p text:style-name="Standard"/>
      <text:p text:style-name="P3">Тех задание</text:p>
      <text:p text:style-name="P2"/>
      <text:p text:style-name="P4">Структура папок игры</text:p>
      <text:p text:style-name="P4"/>
      <text:p text:style-name="P1">Все, что касается <text:span text:style-name="T1">html5</text:span> в папках html5_canvas, html5_sprites.</text:p>
      <text:p text:style-name="P1">Все, что касается оформления окна поместим в папку frames.</text:p>
      <text:p text:style-name="P1">Все, что касается отображения графики поместим в папку render.</text:p>
      <text:p text:style-name="P1">Все, что касается фона поместим в папку background.</text:p>
      <text:p text:style-name="P1">Все, что касается существ поместим в папку creatures.</text:p>
      <text:p text:style-name="P1">Все, что касается предметов поместим в папку items.</text:p>
      <text:p text:style-name="P1">Все, что касается аватаров игроков поместим в папку user_avatars.</text:p>
      <text:p text:style-name="P1">Все, что касается цикла игры поместим в папку loop.</text:p>
      <text:p text:style-name="P1">Все, что касается управления существами и объектами поместим в папку ai.</text:p>
      <text:p text:style-name="P1">Все, что касается боя поместим в папку fight.</text:p>
      <text:p text:style-name="P1">Все, что касается движения поместим в папку moove.</text:p>
      <text:p text:style-name="P1">Все, что касается управления игроком поместим в папку user_control.</text:p>
      <text:p text:style-name="P1"/>
      <text:p text:style-name="P4">Описание игры</text:p>
      <text:p text:style-name="P1"/>
      <text:p text:style-name="P1">Игра представляет собой двухмерный вид сбоку.</text:p>
      <text:p text:style-name="P1">Фоном является двухмерная матрица тайлов.</text:p>
      <text:p text:style-name="P1">Существа перемещаются вертикально и горизонтально.</text:p>
      <text:p text:style-name="P1">Перемещение идет минимум на одну клетку. Существа всегда в клетке.</text:p>
      <text:p text:style-name="P1">Существа взаимодействуют с фоновой матрицей.</text:p>
      <text:p text:style-name="P1">Есть ячейки непроходимые для существ.</text:p>
      <text:p text:style-name="P1">Есть ячейки-лестницы которые позволяют существам перемещаться вверх и вниз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59M40S</meta:editing-duration>
    <meta:editing-cycles>30</meta:editing-cycles>
    <meta:generator>OpenOffice/4.1.15$Win32 OpenOffice.org_project/4115m2$Build-9813</meta:generator>
    <dc:date>2024-12-31T13:02:48.36</dc:date>
    <meta:document-statistic meta:table-count="0" meta:image-count="0" meta:object-count="0" meta:page-count="1" meta:paragraph-count="23" meta:word-count="160" meta:character-count="1128"/>
    <meta:user-defined meta:name="Info 1"/>
    <meta:user-defined meta:name="Info 2"/>
    <meta:user-defined meta:name="Info 3"/>
    <meta:user-defined meta:name="Info 4"/>
  </office:meta>
</office:document-meta>
</file>